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Notification.BaseNotification( String type , Object source , long seq , long tstamp ,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Notification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Notification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tification.setNote( int i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tification.getNot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otification.init( String type , Object source , long seq , long tstamp ,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